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ライム系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スライム</text:p>
          </table:table-cell>
          <table:table-cell office:value-type="string" calcext:value-type="string">
            <text:p>ホイミスライム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とり系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ドラキ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けもの系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アントベア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00/00/00</text:date>, <text:time style:data-style-name="N2" text:time-value="22:17:36.2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17:36.750000000</meta:creation-date>
    <meta:editing-duration>PT1H7M42S</meta:editing-duration>
    <meta:editing-cycles>18</meta:editing-cycles>
    <meta:generator>LibreOffice/6.3.4.2$Windows_X86_64 LibreOffice_project/60da17e045e08f1793c57c00ba83cdfce946d0aa</meta:generator>
    <dc:title>デフォルト</dc:title>
    <dc:date>2021-09-30T23:25:26.775000000</dc:date>
    <meta:document-statistic meta:table-count="3" meta:cell-count="322" meta:object-count="0"/>
    <meta:template xlink:type="simple" xlink:actuate="onRequest" xlink:title="デフォルト" xlink:href="file:///C:/Users/Ti/AppData/Roaming/LibreOffice/4/user/template/デフォルト.ots" meta:date="2021-09-30T22:17:36.542000000"/>
  </office:meta>
</office:document-meta>
</file>